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8891" officeooo:paragraph-rsid="00198891"/>
    </style:style>
    <style:style style:name="P2" style:family="paragraph" style:parent-style-name="Standard">
      <style:text-properties officeooo:rsid="001af7b4" officeooo:paragraph-rsid="001af7b4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af7b4" officeooo:paragraph-rsid="001af7b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Manual</text:p>
      <text:p text:style-name="P1"/>
      <text:p text:style-name="P2">Wiring</text:p>
      <text:p text:style-name="P2"><text:s text:c="11"/><text:span text:style-name="T3">AVR PINS (top and bottom row)</text:span><text:span text:style-name="T5"> <text:s text:c="24"/></text:span><text:span text:style-name="T3">Input/Output Device Pins (middle row)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PORT GROUP</text:p>
          </table:table-cell>
          <table:table-cell table:style-name="Table1.A1" office:value-type="string">
            <text:p text:style-name="P3">PIN</text:p>
          </table:table-cell>
          <table:table-cell table:style-name="Table1.A1" office:value-type="string">
            <text:p text:style-name="P3">PORT GROUP</text:p>
          </table:table-cell>
          <table:table-cell table:style-name="Table1.D1" office:value-type="string">
            <text:p text:style-name="P3">PI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2:14:09.075762091</meta:creation-date>
    <dc:date>2015-10-28T22:45:24.249844379</dc:date>
    <meta:editing-duration>PT13M39S</meta:editing-duration>
    <meta:editing-cycles>2</meta:editing-cycles>
    <meta:generator>LibreOffice/5.0.2.2$Linux_X86_64 LibreOffice_project/00m0$Build-2</meta:generator>
    <meta:document-statistic meta:table-count="1" meta:image-count="0" meta:object-count="0" meta:page-count="2" meta:paragraph-count="7" meta:word-count="20" meta:character-count="145" meta:non-whitespace-character-count="97"/>
  </office:meta>
</office:document-meta>
</file>